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239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222.75pt"/>
    </style:style>
    <style:style style:name="co6" style:family="table-column">
      <style:table-column-properties fo:break-before="auto" style:column-width="322.55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style:font-name="Liberation Sans" fo:font-size="18pt" style:font-name-asian="WenQuanYi Zen Hei Sharp" style:font-size-asian="18pt" style:font-name-complex="Lohit Devanagari" style:font-size-complex="18pt"/>
    </style:style>
    <style:style style:name="ce3" style:family="table-cell" style:parent-style-name="Default">
      <style:table-cell-properties fo:background-color="#a8a600"/>
    </style:style>
    <style:style style:name="ce4" style:family="table-cell" style:parent-style-name="Default">
      <style:table-cell-properties fo:background-color="#2bd0d2"/>
    </style:style>
    <style:style style:name="ce5" style:family="table-cell" style:parent-style-name="Default">
      <style:table-cell-properties fo:background-color="#bebd3f"/>
    </style:style>
    <style:style style:name="ce6" style:family="table-cell" style:parent-style-name="Default">
      <style:table-cell-properties fo:background-color="#2bd0d2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transparent"/>
      <style:text-properties style:font-name="Liberation Sans" style:font-name-asian="WenQuanYi Zen Hei Sharp" style:font-name-complex="Lohit Devanagari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00a853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3fbdbe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/>
          <table:table-cell table:style-name="ce2" office:value-type="string" calcext:value-type="string">
            <text:p>Studio USD Pipe</text:p>
          </table:table-cell>
          <table:table-cell table:style-name="ce10" office:value-type="string" calcext:value-type="string">
            <text:p>Unit Test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Release</text:p>
          </table:table-cell>
          <table:table-cell table:style-name="ce1"/>
          <table:table-cell office:value-type="string" calcext:value-type="string">
            <text:p>pending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o command</text:p>
          </table:table-cell>
          <table:table-cell table:style-name="ce22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eate Show Tool</text:p>
          </table:table-cell>
          <table:table-cell table:style-name="ce22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udio Launcher</text:p>
          </table:table-cell>
          <table:table-cell table:style-name="ce22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ya ToolKit Plugin</text:p>
          </table:table-cell>
          <table:table-cell table:style-name="ce22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work in progress tool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lender ToolKit Plugin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aya Asset Push</text:p>
          </table:table-cell>
          <table:table-cell table:style-name="ce22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hair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lender Asset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Maya Asset Pull</text:p>
          </table:table-cell>
          <table:table-cell table:style-name="ce25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shader pull render problem</text:p>
          </table:table-cell>
          <table:table-cell office:value-type="string" calcext:value-type="string">
            <text:p>// Error: file: /usr/autodesk/maya2018/scripts/AETemplates/AEfileTemplate.mel line 468: Object 'textureUvTilingGeneratePreviewButton' not found. // </text:p>
            <text:p/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lender Asset 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eate Asset USD</text:p>
          </table:table-cell>
          <table:table-cell table:style-name="ce25" office:value-type="string" calcext:value-type="string">
            <text:p>WIP</text:p>
          </table:table-cell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asting Sheet</text:p>
          </table:table-cell>
          <table:table-cell table:style-name="ce25" office:value-type="string" calcext:value-type="string">
            <text:p>WIP</text:p>
          </table:table-cell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how Asset USD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Maya Scene <text:s/>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Blender Scene <text:s/>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Maya Scene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Blender Scene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reate Scene USD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how Scene USD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Create Maya Shelf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Blender Maya Shelf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atana Scene <text:s/>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Katana Scene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Katana Render Submit 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Katana ToolKit Plugin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Nuke Scene <text:s/>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Nuke Scene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Nuke Render Submit 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atron Scene <text:s/>Pull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Natron Scene Push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Natron Render Submit 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Spread Sheet</text:p>
          </table:table-cell>
          <table:table-cell table:style-name="ce11" table:number-columns-repeated="3"/>
          <table:table-cell table:style-name="ce1"/>
          <table:table-cell table:style-name="ce26"/>
          <table:table-cell/>
        </table:table-row>
        <table:table-row table:style-name="ro2">
          <table:table-cell table:style-name="ce1" table:number-columns-repeated="6"/>
          <table:table-cell table:style-name="ce26"/>
          <table:table-cell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4">00/00/0000</text:date>, <text:time style:data-style-name="N2" text:time-value="00:03:42.027000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0:50:33.253132367</meta:creation-date>
    <meta:generator>LibreOffice/5.3.6.1$Linux_X86_64 LibreOffice_project/30$Build-1</meta:generator>
    <dc:date>2020-05-14T01:08:52.769624832</dc:date>
    <meta:editing-duration>PT1H38M57S</meta:editing-duration>
    <meta:editing-cycles>31</meta:editing-cycles>
    <meta:document-statistic meta:table-count="1" meta:cell-count="85" meta:object-count="0"/>
  </office:meta>
</office:document-meta>
</file>